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7D59BC0F09DF880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e21d8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41ddd4" officeooo:paragraph-rsid="0041ddd4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text-properties officeooo:paragraph-rsid="00479273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Table_20_Contents">
      <style:text-properties officeooo:rsid="004f387e" officeooo:paragraph-rsid="004f387e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bold" officeooo:rsid="004f387e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e21d8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8b6cc"/>
    </style:style>
    <style:style style:name="T27" style:family="text">
      <style:text-properties officeooo:rsid="004c9950"/>
    </style:style>
    <style:style style:name="T28" style:family="text">
      <style:text-properties officeooo:rsid="004e21d8"/>
    </style:style>
    <style:style style:name="T29" style:family="text">
      <style:text-properties officeooo:rsid="004f387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4">sp. zn. </text:span>#4556</text:p>
      <text:p text:style-name="P23"><text:s/></text:p>
      <text:p text:style-name="P4"><text:span text:style-name="T29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2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9">Personální odbor</text:span></text:p>
            <text:p text:style-name="P17">z<text:span text:style-name="T18">a</text:span>st<text:span text:style-name="T18">o</text:span>up<text:span text:style-name="T18">ena</text:span>: <text:span text:style-name="T22">Bc. Jana Rohová, jana.rohova@pirati.cz, vedoucí</text:span>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2">:</text:span></text:p>
          </table:table-cell>
          <table:table-cell table:style-name="Tabulka1.A1" office:value-type="string">
            <text:p text:style-name="P21"><text:span text:style-name="T18">Jméno</text:span>: <text:span text:style-name="T28">Jan Můčka</text:span></text:p>
            <text:p text:style-name="P19"><text:span text:style-name="T24">IČO</text:span>: <text:span text:style-name="T27">06579167</text:span> <text:s text:c="3"/><text:span text:style-name="T24">místo podnikání: Ostr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Předmět dodatku</text:span><text:span text:style-name="T13">:</text:span></text:p>
          </table:table-cell>
          <table:table-cell table:style-name="Tabulka1.A1" office:value-type="string">
            <text:p text:style-name="P24">Změna Odměny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5">25.000,-</text:span>Kč měsíčně </text:p>
            <text:p text:style-name="P16">• úkolová odměna: až <text:span text:style-name="T23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0">Od 01-06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19">Praze</text:span> dne <text:span text:style-name="T29">23.05.2018</text:span></text:p>
      <text:p text:style-name="P7">Za zadavatele: <text:tab/><text:tab/><text:tab/>Za dodavatele: </text:p>
      <text:p text:style-name="P10"><text:span text:style-name="T16">Jana Rohová <text:s text:c="3"/><text:tab/></text:span><text:span text:style-name="T15"><text:tab/><text:tab/></text:span><text:span text:style-name="T17">Jan Můčka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D59BC0F09DF8807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23T13:58:32.889203175</dc:date>
    <meta:editing-cycles>134</meta:editing-cycles>
    <meta:editing-duration>P24DT14H38M6S</meta:editing-duration>
    <meta:generator>LibreOffice/5.1.6.2$Linux_X86_64 LibreOffice_project/10m0$Build-2</meta:generator>
    <meta:print-date>2018-03-06T11:18:41.117022812</meta:print-date>
    <dc:creator>Vladislav Tobias Esner</dc:creator>
    <meta:document-statistic meta:table-count="1" meta:image-count="1" meta:object-count="0" meta:page-count="1" meta:paragraph-count="27" meta:word-count="166" meta:character-count="1212" meta:non-whitespace-character-count="1052"/>
    <meta:user-defined meta:name="Informace 1"/>
    <meta:user-defined meta:name="Informace 2"/>
    <meta:user-defined meta:name="Informace 3"/>
    <meta:user-defined meta:name="Informace 4"/>
  </office:meta>
</office:document-meta>
</file>